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1CD3B05C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17cm, 3.39cm, 12.536cm, 2.829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65cm" svg:height="21.9cm" svg:x="0.992cm" svg:y="2.491cm">
          <draw:image xlink:href="Pictures/10000000000005E8000007E01CD3B05C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4-24T13:55:03.337356816</dc:date>
    <meta:editing-duration>PT3M32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